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HexBinaryHolder.equal_to( XmlObjec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HexBinaryHolder.set_ByteArray( byte [ ] b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HexBinaryHolder.lex( String v , Validation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avaHexBinaryHolder.getByteArray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vaHexBinaryHolder.value_hash_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vaHexBinaryHolder.set_n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HexBinaryHolder.compute_text( NamespaceManager ns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HexBinaryHolder.schem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HexBinaryHolder.validateLexical( String v , SchemaType sType , Validation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vaHexBinaryHolder.set_text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